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text-underline-style="none" fo:font-weight="normal" officeooo:rsid="001120a3" officeooo:paragraph-rsid="001120a3" style:font-size-asian="13.1000003814697pt" style:font-weight-asian="normal" style:font-size-complex="15pt" style:font-weight-complex="normal"/>
    </style:style>
    <style:style style:name="P2" style:family="paragraph" style:parent-style-name="Preformatted_20_Text">
      <style:text-properties fo:font-size="15pt" style:text-underline-style="none" fo:font-weight="normal" officeooo:rsid="001120a3" officeooo:paragraph-rsid="001120a3" style:font-size-asian="15pt" style:font-weight-asian="normal" style:font-size-complex="15pt" style:font-weight-complex="normal"/>
    </style:style>
    <style:style style:name="P3" style:family="paragraph" style:parent-style-name="Preformatted_20_Text">
      <style:text-properties fo:font-size="15pt" style:text-underline-style="none" fo:font-weight="normal" officeooo:rsid="00115a4c" officeooo:paragraph-rsid="00115a4c" style:font-size-asian="15pt" style:font-weight-asian="normal" style:font-size-complex="15pt" style:font-weight-complex="normal"/>
    </style:style>
    <style:style style:name="P4" style:family="paragraph" style:parent-style-name="Preformatted_20_Text">
      <style:text-properties fo:font-size="15pt" style:text-underline-style="none" fo:font-weight="normal" officeooo:rsid="0013478b" officeooo:paragraph-rsid="0013478b" style:font-size-asian="15pt" style:font-weight-asian="normal" style:font-size-complex="15pt" style:font-weight-complex="normal"/>
    </style:style>
    <style:style style:name="P5" style:family="paragraph" style:parent-style-name="Preformatted_20_Text">
      <style:text-properties fo:font-size="15pt" style:text-underline-style="none" fo:font-weight="normal" officeooo:rsid="001388e6" officeooo:paragraph-rsid="001388e6" style:font-size-asian="15pt" style:font-weight-asian="normal" style:font-size-complex="15pt" style:font-weight-complex="normal"/>
    </style:style>
    <style:style style:name="P6" style:family="paragraph" style:parent-style-name="Preformatted_20_Text">
      <style:text-properties fo:font-size="15pt" officeooo:paragraph-rsid="001120a3" style:font-size-asian="15pt" style:font-size-complex="15pt"/>
    </style:style>
    <style:style style:name="P7" style:family="paragraph" style:parent-style-name="Preformatted_20_Text">
      <style:text-properties fo:font-size="15pt" officeooo:rsid="001120a3" officeooo:paragraph-rsid="001120a3" style:font-size-asian="15pt" style:font-size-complex="15pt"/>
    </style:style>
    <style:style style:name="P8" style:family="paragraph" style:parent-style-name="Preformatted_20_Text">
      <style:text-properties fo:font-size="15pt" officeooo:paragraph-rsid="00115a4c" style:font-size-asian="15pt" style:font-size-complex="15pt"/>
    </style:style>
    <style:style style:name="P9" style:family="paragraph" style:parent-style-name="Preformatted_20_Text">
      <style:text-properties fo:font-size="15pt" officeooo:paragraph-rsid="0013478b" style:font-size-asian="15pt" style:font-size-complex="15pt"/>
    </style:style>
    <style:style style:name="P10" style:family="paragraph" style:parent-style-name="Preformatted_20_Text">
      <style:text-properties fo:font-size="15pt" officeooo:paragraph-rsid="00141c8f" style:font-size-asian="15pt" style:font-size-complex="15pt"/>
    </style:style>
    <style:style style:name="P11" style:family="paragraph" style:parent-style-name="Preformatted_20_Text">
      <style:text-properties officeooo:paragraph-rsid="001120a3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1120a3" officeooo:paragraph-rsid="001120a3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solid" style:text-underline-width="auto" style:text-underline-color="font-color" fo:font-weight="bold" officeooo:rsid="001120a3" officeooo:paragraph-rsid="00115a4c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officeooo:rsid="001120a3" officeooo:paragraph-rsid="0013478b" style:font-size-asian="18pt" style:font-weight-asian="bold" style:font-size-complex="18pt" style:font-weight-complex="bold"/>
    </style:style>
    <style:style style:name="P15" style:family="paragraph" style:parent-style-name="Preformatted_20_Text">
      <style:text-properties fo:font-size="15pt" style:text-underline-style="none" fo:font-weight="normal" officeooo:rsid="0013478b" officeooo:paragraph-rsid="00164106" style:font-size-asian="15pt" style:font-weight-asian="normal" style:font-size-complex="15pt" style:font-weight-complex="normal"/>
    </style:style>
    <style:style style:name="P16" style:family="paragraph" style:parent-style-name="Preformatted_20_Text">
      <style:text-properties fo:font-size="15pt" officeooo:paragraph-rsid="00183ddd" style:font-size-asian="15pt" style:font-size-complex="15pt"/>
    </style:style>
    <style:style style:name="T1" style:family="text">
      <style:text-properties officeooo:rsid="001120a3"/>
    </style:style>
    <style:style style:name="T2" style:family="text">
      <style:text-properties officeooo:rsid="00115a4c"/>
    </style:style>
    <style:style style:name="T3" style:family="text">
      <style:text-properties officeooo:rsid="0013478b"/>
    </style:style>
    <style:style style:name="T4" style:family="text">
      <style:text-properties officeooo:rsid="001388e6"/>
    </style:style>
    <style:style style:name="T5" style:family="text">
      <style:text-properties officeooo:rsid="0016a8a1"/>
    </style:style>
    <style:style style:name="T6" style:family="text">
      <style:text-properties style:text-underline-style="none" fo:font-weight="normal" officeooo:rsid="0013478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tep1: Both master &amp; worker</text:p>
      <text:p text:style-name="P12"/>
      <text:p text:style-name="P6"><text:span text:style-name="T1">1) </text:span>TOKEN=`curl -X PUT "http://169.254.169.254/latest/api/token" -H "X-aws-ec2-metadata-token-ttl-seconds: 21600"`</text:p>
      <text:p text:style-name="P11"/>
      <text:p text:style-name="P1">2) hostnamectl set-hostname $(curl -s http://169.254.169.254/latest/meta-data/local-hostname -H "X-aws-ec2-metadata-token: $TOKEN")</text:p>
      <text:p text:style-name="P1"/>
      <text:p text:style-name="P1">3) Create the script <text:span text:style-name="T2">[vi container.sh]</text:span></text:p>
      <text:p text:style-name="P1"/>
      <text:p text:style-name="P11"/>
      <text:p text:style-name="P10">#!/bin/bash</text:p>
      <text:p text:style-name="P10"/>
      <text:p text:style-name="P10">sudo apt update</text:p>
      <text:p text:style-name="P10"/>
      <text:p text:style-name="P10">sudo swapoff -a</text:p>
      <text:p text:style-name="P10"/>
      <text:p text:style-name="P10">sudo sed -i '/ swap / s/^\(.*\)$/#\1/g' /etc/fstab</text:p>
      <text:p text:style-name="P10"/>
      <text:p text:style-name="P10">sudo tee /etc/modules-load.d/containerd.conf &lt;&lt;EOF</text:p>
      <text:p text:style-name="P10">overlay</text:p>
      <text:p text:style-name="P10">br_netfilter</text:p>
      <text:p text:style-name="P10">EOF</text:p>
      <text:p text:style-name="P10"/>
      <text:p text:style-name="P10">sudo modprobe overlay</text:p>
      <text:p text:style-name="P10">sudo modprobe br_netfilter</text:p>
      <text:p text:style-name="P10"/>
      <text:p text:style-name="P10">sudo tee /etc/sysctl.d/kubernetes.conf &lt;&lt;EOF</text:p>
      <text:p text:style-name="P10">net.bridge.bridge-nf-call-ip6tables = 1</text:p>
      <text:p text:style-name="P10">net.bridge.bridge-nf-call-iptables = 1</text:p>
      <text:p text:style-name="P10">net.ipv4.ip_forward = 1</text:p>
      <text:p text:style-name="P10">EOF</text:p>
      <text:p text:style-name="P10">sudo sysctl --system</text:p>
      <text:p text:style-name="P10"/>
      <text:p text:style-name="P10">sudo apt install -y ca-certificates curl gnupg lsb-release</text:p>
      <text:p text:style-name="P10"/>
      <text:p text:style-name="P10">sudo mkdir -p /etc/apt/keyrings</text:p>
      <text:p text:style-name="P10"/>
      <text:p text:style-name="P10"><text:soft-page-break/>curl -fsSL https://download.docker.com/linux/ubuntu/gpg | sudo gpg --dearmor -o /etc/apt/keyrings/docker.gpg</text:p>
      <text:p text:style-name="P10"/>
      <text:p text:style-name="P10">echo "deb [arch=$(dpkg --print-architecture) signed-by=/etc/apt/keyrings/docker.gpg] https://download.docker.com/linux/ubuntu $(lsb_release -cs) stable" | sudo tee /etc/apt/sources.list.d/docker.list &gt; /dev/null</text:p>
      <text:p text:style-name="P10"/>
      <text:p text:style-name="P10">sudo apt update</text:p>
      <text:p text:style-name="P10"/>
      <text:p text:style-name="P10">sudo apt install -y containerd.io</text:p>
      <text:p text:style-name="P10"/>
      <text:p text:style-name="P10">containerd config default | sudo tee /etc/containerd/config.toml &gt;/dev/null 2&gt;&amp;1</text:p>
      <text:p text:style-name="P10">sudo sed -i 's/SystemdCgroup \= false/SystemdCgroup \= true/g' /etc/containerd/config.toml</text:p>
      <text:p text:style-name="P10">sudo systemctl restart containerd</text:p>
      <text:p text:style-name="P10">sudo systemctl enable containerd</text:p>
      <text:p text:style-name="P6"/>
      <text:p text:style-name="P7">4) Create the script for install <text:span text:style-name="T2">[vi kube.sh]</text:span></text:p>
      <text:p text:style-name="P7"/>
      <text:p text:style-name="P6">sudo apt-get update</text:p>
      <text:p text:style-name="P6"/>
      <text:p text:style-name="P7">sudo apt-get install -y apt-transport-https ca-certificates curl gpg</text:p>
      <text:p text:style-name="P7">curl -fsSL https://pkgs.k8s.io/core:/stable:/v1.28/deb/Release.key | sudo gpg --dearmor -o /etc/apt/keyrings/kubernetes-apt-keyring.gpg</text:p>
      <text:p text:style-name="P7">echo 'deb [signed-by=/etc/apt/keyrings/kubernetes-apt-keyring.gpg] https://pkgs.k8s.io/core:/stable:/v1.28/deb/ /' | sudo tee /etc/apt/sources.list.d/kubernetes.list</text:p>
      <text:p text:style-name="P7">sudo apt-get update</text:p>
      <text:p text:style-name="P7">sudo apt-get install -y kubelet=1.28.* kubeadm=1.28.* kubectl=1.28.*</text:p>
      <text:p text:style-name="P7">sudo apt-mark hold kubelet kubeadm kubectl</text:p>
      <text:p text:style-name="P7">sudo systemctl enable --now kubelet</text:p>
      <text:p text:style-name="P2"/>
      <text:p text:style-name="P3">5) Create a file [vi /etc/kubernetes/aws.yaml] </text:p>
      <text:p text:style-name="P3"><text:soft-page-break/></text:p>
      <text:p text:style-name="P8">---</text:p>
      <text:p text:style-name="P8">apiVersion: kubeadm.k8s.io/v1beta3</text:p>
      <text:p text:style-name="P8">kind: ClusterConfiguration</text:p>
      <text:p text:style-name="P8">apiServer:</text:p>
      <text:p text:style-name="P8"><text:s text:c="2"/>extraArgs:</text:p>
      <text:p text:style-name="P8"><text:s text:c="4"/>cloud-provider: external</text:p>
      <text:p text:style-name="P8">controllerManager:</text:p>
      <text:p text:style-name="P8"><text:s text:c="2"/>extraArgs:</text:p>
      <text:p text:style-name="P8"><text:s text:c="4"/>cloud-provider: external</text:p>
      <text:p text:style-name="P8">kubernetesVersion: v1.28.15</text:p>
      <text:p text:style-name="P8">networking:</text:p>
      <text:p text:style-name="P8"><text:s text:c="2"/>podSubnet: 192.168.0.0/16</text:p>
      <text:p text:style-name="P8"><text:s text:c="2"/>serviceSubnet: 10.96.0.0/12</text:p>
      <text:p text:style-name="P8"/>
      <text:p text:style-name="P8"/>
      <text:p text:style-name="P8">---</text:p>
      <text:p text:style-name="P8">apiVersion: kubeadm.k8s.io/v1beta3</text:p>
      <text:p text:style-name="P8">kind: InitConfiguration</text:p>
      <text:p text:style-name="P8">nodeRegistration:</text:p>
      <text:p text:style-name="P8"><text:s text:c="2"/>kubeletExtraArgs:</text:p>
      <text:p text:style-name="P3"><text:s text:c="4"/>cloud-provider: external</text:p>
      <text:p text:style-name="P3"/>
      <text:p text:style-name="P3"/>
      <text:p text:style-name="P13">Step<text:span text:style-name="T2">2</text:span>: <text:span text:style-name="T2">M</text:span>aster :</text:p>
      <text:p text:style-name="P13"/>
      <text:p text:style-name="P3">1) # init cluster</text:p>
      <text:p text:style-name="P3">kubeadm init --config /etc/kubernetes/aws.yaml</text:p>
      <text:p text:style-name="P3"/>
      <text:p text:style-name="P15">[you’ll get joint token <text:span text:style-name="T4">here:</text:span></text:p>
      <text:p text:style-name="P15">kubeadm join 10.0.0.95:6443 --token 1mwt1r.bspbr63rs50nsyn2 \</text:p>
      <text:p text:style-name="P15"><text:s text:c="8"/>--discovery-token-ca-cert-hash sha256:c878b65c4a06c666cb3707e2bfcb54cf8c2dc47d86a62ea696c8def652eba116]</text:p>
      <text:p text:style-name="P3"/>
      <text:p text:style-name="P3">2) mkdir -p $HOME/.kube</text:p>
      <text:p text:style-name="P3"/>
      <text:p text:style-name="P8"><text:span text:style-name="T2">3) </text:span>sudo cp -i /etc/kubernetes/admin.conf $HOME/.kube/config</text:p>
      <text:p text:style-name="P8"/>
      <text:p text:style-name="P8"><text:span text:style-name="T2">4) </text:span>sudo chown $(id -u):$(id -g) $HOME/.kube/config</text:p>
      <text:p text:style-name="P8"><text:soft-page-break/></text:p>
      <text:p text:style-name="P3">5) export KUBECONFIG=/etc/kubernetes/admin.conf</text:p>
      <text:p text:style-name="P3"/>
      <text:p text:style-name="P3">6) kubectl apply -k 'github.com/kubernetes/cloud-provider-aws/examples/existing-cluster/base/?ref=master'</text:p>
      <text:p text:style-name="P3"/>
      <text:p text:style-name="P3">7) kubectl apply -f <text:a xlink:type="simple" xlink:href="https://docs.projectcalico.org/manifests/calico.yaml" text:style-name="Internet_20_link" text:visited-style-name="Visited_20_Internet_20_Link">https://docs.projectcalico.org/manifests/calico.yaml</text:a></text:p>
      <text:p text:style-name="P3"/>
      <text:p text:style-name="P3">8) <text:span text:style-name="T3">kubectl get nodes</text:span></text:p>
      <text:p text:style-name="P3"/>
      <text:p text:style-name="P4">9) kubectl get pods -A</text:p>
      <text:p text:style-name="P4"/>
      <text:p text:style-name="P4"/>
      <text:p text:style-name="P14">Step<text:span text:style-name="T3">3</text:span>: <text:span text:style-name="T3">Worker</text:span> :</text:p>
      <text:p text:style-name="P14"/>
      <text:p text:style-name="P4">1) cat &lt;&lt; EOF &gt; /etc/kubernetes/node.yml</text:p>
      <text:p text:style-name="P9">---</text:p>
      <text:p text:style-name="P9">apiVersion: kubeadm.k8s.io/v1beta3</text:p>
      <text:p text:style-name="P9">kind: JoinConfiguration</text:p>
      <text:p text:style-name="P9">discovery:</text:p>
      <text:p text:style-name="P9"><text:s text:c="2"/>bootstrapToken:</text:p>
      <text:p text:style-name="P16"><text:s text:c="4"/>token: "<text:span text:style-name="T6">1mwt1r.bspbr63rs50nsyn2</text:span>"</text:p>
      <text:p text:style-name="P16"><text:s text:c="4"/>apiServerEndpoint: "<text:span text:style-name="T6">10.0.0.95:6443</text:span>"</text:p>
      <text:p text:style-name="P9"><text:s text:c="4"/>caCertHashes:</text:p>
      <text:p text:style-name="P16"><text:s text:c="6"/>- "<text:span text:style-name="T6">sha256:c878b65c4a06c666cb3707e2bfcb54cf8c2dc47d86a62ea696c8def652eba116</text:span>"</text:p>
      <text:p text:style-name="P9">nodeRegistration:</text:p>
      <text:p text:style-name="P9"><text:s text:c="2"/>name: ip-10-0-0-124.ap-south-1.compute.internal</text:p>
      <text:p text:style-name="P9"><text:s text:c="2"/>kubeletExtraArgs:</text:p>
      <text:p text:style-name="P9"><text:s text:c="4"/>cloud-provider: external</text:p>
      <text:p text:style-name="P4">EOF</text:p>
      <text:p text:style-name="P4"/>
      <text:p text:style-name="P4"/>
      <text:p text:style-name="P4">[ NOTE: Replace hash,token,apiserver endpoint and name with the details you get from joint cmd <text:span text:style-name="T4">in STEP2</text:span> ,youll get name by running cmd <text:s/>#hostname -f <text:span text:style-name="T5">in worker</text:span>]</text:p>
      <text:p text:style-name="P4"/>
      <text:p text:style-name="P5">2) <text:span text:style-name="T3">kubeadm join --config /etc/kubernetes/node.yml</text:span></text:p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3:13:55.301180165</meta:creation-date>
    <dc:date>2025-04-07T14:43:05.789538385</dc:date>
    <meta:editing-duration>PT9M48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5" meta:paragraph-count="91" meta:word-count="370" meta:character-count="3725" meta:non-whitespace-character-count="3395"/>
  </office:meta>
</office:document-meta>
</file>